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Standard">
      <style:paragraph-properties fo:line-height="150%"/>
      <style:text-properties style:font-name="Ubuntu" fo:font-size="14pt" officeooo:rsid="000fd6ce" officeooo:paragraph-rsid="000fd6ce" style:font-size-asian="14pt" style:font-size-complex="14pt"/>
    </style:style>
    <style:style style:name="P3" style:family="paragraph" style:parent-style-name="Standard">
      <style:paragraph-properties fo:line-height="150%"/>
      <style:text-properties style:font-name="Ubuntu" fo:font-size="14pt" officeooo:rsid="000ffe40" officeooo:paragraph-rsid="000ffe40" style:font-size-asian="14pt" style:font-size-complex="14pt"/>
    </style:style>
    <style:style style:name="P4" style:family="paragraph" style:parent-style-name="Standard">
      <style:paragraph-properties fo:line-height="150%"/>
      <style:text-properties style:font-name="Ubuntu" fo:font-size="14pt" officeooo:rsid="001083aa" officeooo:paragraph-rsid="001083aa" style:font-size-asian="14pt" style:font-size-complex="14pt"/>
    </style:style>
    <style:style style:name="P5" style:family="paragraph" style:parent-style-name="Standard">
      <style:paragraph-properties fo:line-height="150%"/>
      <style:text-properties style:font-name="Ubuntu" fo:font-size="14pt" officeooo:rsid="0018baef" officeooo:paragraph-rsid="0018baef" style:font-size-asian="14pt" style:font-size-complex="14pt"/>
    </style:style>
    <style:style style:name="P6" style:family="paragraph" style:parent-style-name="Heading_20_1">
      <style:paragraph-properties fo:line-height="150%" fo:text-align="center" style:justify-single-word="false"/>
      <style:text-properties style:font-name="Ubuntu"/>
    </style:style>
    <style:style style:name="T1" style:family="text">
      <style:text-properties officeooo:rsid="000fd6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Ninja no Javascript</text:h>
      <text:p text:style-name="P1"><text:span text:style-name="T1">Ninja - </text:span><text:a xlink:type="simple" xlink:href="https://medium.com/womakerscode/10-dicas-para-se-tornar-ninja-em-javascript-31a963ad17a1" text:style-name="Internet_20_link" text:visited-style-name="Visited_20_Internet_20_Link">https://medium.com/womakerscode/10-dicas-para-se-tornar-ninja-em-javascript-31a963ad17a1</text:a> </text:p>
      <text:p text:style-name="P1"/>
      <text:p text:style-name="P2">W3 Reference - <text:a xlink:type="simple" xlink:href="https://www.w3schools.com/jsref/default.asp" text:style-name="Internet_20_link" text:visited-style-name="Visited_20_Internet_20_Link">https://www.w3schools.com/jsref/default.asp</text:a> </text:p>
      <text:p text:style-name="P1"/>
      <text:p text:style-name="P2">100 Concepts - <text:a xlink:type="simple" xlink:href="https://www.youtube.com/watch?v=lkIFF4maKMU&amp;ab_channel=Fireship" text:style-name="Internet_20_link" text:visited-style-name="Visited_20_Internet_20_Link">https://www.youtube.com/watch?v=lkIFF4maKMU&amp;ab_channel=Fireship</text:a> </text:p>
      <text:p text:style-name="P1"/>
      <text:p text:style-name="P3">36 Conceitos - <text:a xlink:type="simple" xlink:href="https://rubenmarcus.medium.com/36-conceitos-para-se-tornar-um-expert-em-javascript-98c4598ba316" text:style-name="Internet_20_link" text:visited-style-name="Visited_20_Internet_20_Link">https://rubenmarcus.medium.com/36-conceitos-para-se-tornar-um-expert-em-javascript-98c4598ba316</text:a> </text:p>
      <text:p text:style-name="P4"/>
      <text:p text:style-name="P4">-----------------------------------</text:p>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3T11:53:16.767273537</meta:creation-date>
    <dc:date>2023-06-19T10:03:47.131409743</dc:date>
    <meta:editing-duration>P1DT3H8M22S</meta:editing-duration>
    <meta:editing-cycles>22</meta:editing-cycles>
    <meta:generator>LibreOffice/7.0.4.2$Linux_X86_64 LibreOffice_project/00$Build-2</meta:generator>
    <meta:document-statistic meta:table-count="0" meta:image-count="0" meta:object-count="0" meta:page-count="1" meta:paragraph-count="6" meta:word-count="19" meta:character-count="400" meta:non-whitespace-character-count="383"/>
  </office:meta>
</office:document-meta>
</file>